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0aa" officeooo:paragraph-rsid="001c00aa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f2c17" officeooo:paragraph-rsid="001f2c1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c00aa" officeooo:paragraph-rsid="001c00aa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officeooo:paragraph-rsid="001fcb12"/>
    </style:style>
    <style:style style:name="P5" style:family="paragraph" style:parent-style-name="Standard" style:list-style-name="L1">
      <style:text-properties officeooo:rsid="001c00aa" officeooo:paragraph-rsid="001c00aa"/>
    </style:style>
    <style:style style:name="T1" style:family="text">
      <style:text-properties officeooo:rsid="001c00aa"/>
    </style:style>
    <style:style style:name="T2" style:family="text">
      <style:text-properties officeooo:rsid="001d1f5d"/>
    </style:style>
    <style:style style:name="T3" style:family="text">
      <style:text-properties officeooo:rsid="001fcb12"/>
    </style:style>
    <style:style style:name="T4" style:family="text">
      <style:text-properties fo:font-style="italic" officeooo:rsid="001fcb12" style:font-style-asian="italic" style:font-style-complex="italic"/>
    </style:style>
    <style:style style:name="T5" style:family="text">
      <style:text-properties officeooo:rsid="002090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Lab Sheet 1: 23 Feb 2021 – 24 Feb 2021</text:p>
      <text:p text:style-name="P3"/>
      <text:list xml:id="list3347982887" text:style-name="L1">
        <text:list-item>
          <text:p text:style-name="P5">Write a program to draw concentric circles(atleast 5). Read the centre coordinates and the initial radius from the terminal. Each circle must be in different color.</text:p>
        </text:list-item>
        <text:list-item>
          <text:p text:style-name="P5">W<text:span text:style-name="T5">rite </text:span>a program to draw a filled sqaure. Fill color is yellow and background color is cyan.</text:p>
        </text:list-item>
        <text:list-item>
          <text:p text:style-name="P5">Write a program to draw a star using two triangles. Draw the two triangles in two different colors.</text:p>
        </text:list-item>
        <text:list-item>
          <text:p text:style-name="P5">Write a program to bounce a ball.</text:p>
        </text:list-item>
        <text:list-item>
          <text:p text:style-name="P5">Write a program to <text:span text:style-name="T2">draw a line with slope &lt; 1 using Bresenham’s line drawing algorithm. Read the line end points from the user. </text:span><text:span text:style-name="T3">(</text:span><text:span text:style-name="T4">Your program must also handle the case where starting point is greater than end point)</text:span></text:p>
        </text:list-item>
        <text:list-item>
          <text:p text:style-name="P4"><text:span text:style-name="T1">Write a program to </text:span><text:span text:style-name="T2">draw a line with slope &gt;1 using Bresenham’s line drawing algorithm. Read the line end points from the user. </text:span><text:span text:style-name="T3">(</text:span><text:span text:style-name="T4">Your program must also handle the case where starting point is greater than end point)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09:13:34.797443173</meta:creation-date>
    <dc:date>2021-02-23T10:15:04.449199736</dc:date>
    <meta:editing-duration>PT41M24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7" meta:word-count="160" meta:character-count="866" meta:non-whitespace-character-count="718"/>
  </office:meta>
</office:document-meta>
</file>